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6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7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7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8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6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 fo:hyphenate="true"/>
    </style:style>
    <style:style style:name="P133" style:parent-style-name="Standard" style:family="paragraph">
      <style:text-properties fo:language="es" fo:country="ES"/>
    </style:style>
    <style:style style:name="P134" style:parent-style-name="Standard" style:family="paragraph">
      <style:paragraph-properties fo:line-height="150%"/>
    </style:style>
    <style:style style:name="P135" style:parent-style-name="Standard" style:family="paragraph">
      <style:paragraph-properties fo:line-height="150%"/>
    </style:style>
    <style:style style:name="P136" style:parent-style-name="Normal" style:family="paragraph">
      <style:paragraph-properties fo:break-before="page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50%"/>
    </style:style>
    <style:style style:name="P139" style:parent-style-name="Standard" style:list-style-name="LFO1" style:family="paragraph">
      <style:paragraph-properties fo:line-height="150%"/>
    </style:style>
    <style:style style:name="P140" style:parent-style-name="Standard" style:list-style-name="LFO1" style:family="paragraph">
      <style:paragraph-properties fo:line-height="150%"/>
    </style:style>
    <style:style style:name="P141" style:parent-style-name="Standard" style:list-style-name="LFO1" style:family="paragraph">
      <style:paragraph-properties fo:line-height="150%"/>
    </style:style>
    <style:style style:name="P142" style:parent-style-name="Standard" style:family="paragraph">
      <style:paragraph-properties fo:line-height="150%"/>
    </style:style>
    <style:style style:name="P143" style:parent-style-name="Standard" style:family="paragraph">
      <style:paragraph-properties fo:text-indent="0.4923in"/>
    </style:style>
  </office:automatic-styles>
  <office:body>
    <office:text text:use-soft-page-breaks="true">
      <text:p text:style-name="P1">GSX - LAB1: Shell Scripts i Administració</text:p>
      <text:p text:style-name="Standard">Autor: Àngel Gascón Muria</text:p>
      <text:p text:style-name="Standard"/>
      <text:p text:style-name="Standard">Script glances.sh</text:p>
      <text:p text:style-name="Standard"/>
      <text:p text:style-name="P2"><text:span text:style-name="T3">#!/bin/bash</text:span></text:p>
      <text:p text:style-name="P4">sudo apt-get update</text:p>
      <text:p text:style-name="P5">sudo apt-get install -y glances</text:p>
      <text:p text:style-name="P6"/>
      <text:p text:style-name="P7">Script actualitzat.sh</text:p>
      <text:p text:style-name="P8"/>
      <text:p text:style-name="P9"><text:span text:style-name="T10">#!/bin/bash</text:span></text:p>
      <text:p text:style-name="P11"><text:span text:style-name="T12"># Àngel Gascón Muria, 16/02/2023, V1</text:span></text:p>
      <text:p text:style-name="P13"><text:span text:style-name="T14"># Accepta un nombre indeterminat de paràmetres, aquests seràn els noms de paquets a cercar si estan instal·lats i si tenen actualitzacions o no.</text:span></text:p>
      <text:p text:style-name="P15"># Abans d'executar es important fer un sudo update per a que el sistema pugui saber si hi ha packages per actualitzar.</text:p>
      <text:p text:style-name="P16"/>
      <text:p text:style-name="P17"><text:span text:style-name="T18"># Check if package names are provided by the user</text:span></text:p>
      <text:p text:style-name="P19"><text:span text:style-name="T20">if</text:span><text:span text:style-name="T21"><text:s/>[ -z<text:s/></text:span><text:span text:style-name="T22">$1</text:span><text:span text:style-name="T23"><text:s/>];<text:s/></text:span><text:span text:style-name="T24">then</text:span></text:p>
      <text:p text:style-name="P25"><text:span text:style-name="T26"> <text:s/></text:span><text:span text:style-name="T27">echo</text:span><text:span text:style-name="T28"><text:s/></text:span><text:span text:style-name="T29">"Packages names not provided, nothing to check"</text:span><text:span text:style-name="T30"><text:s/>&gt;&amp;2</text:span></text:p>
      <text:p text:style-name="P31"><text:span text:style-name="T32"> <text:s/></text:span><text:span text:style-name="T33">exit</text:span><text:span text:style-name="T34"><text:s/>1</text:span></text:p>
      <text:p text:style-name="P35"><text:span text:style-name="T36">fi</text:span></text:p>
      <text:p text:style-name="P37"/>
      <text:p text:style-name="P38"><text:span text:style-name="T39"># Iterate through the arguments provided</text:span></text:p>
      <text:p text:style-name="P40"><text:span text:style-name="T41">for</text:span><text:span text:style-name="T42"><text:s/></text:span><text:span text:style-name="T43">package</text:span><text:span text:style-name="T44"><text:s/></text:span><text:span text:style-name="T45">in</text:span><text:span text:style-name="T46"><text:s/></text:span><text:span text:style-name="T47">"</text:span><text:span text:style-name="T48">$@</text:span><text:span text:style-name="T49">"</text:span><text:span text:style-name="T50">;<text:s/></text:span><text:span text:style-name="T51">do</text:span></text:p>
      <text:p text:style-name="P52"><text:span text:style-name="T53"> <text:s/></text:span><text:span text:style-name="T54"># Check if the package is not installed, otherwise check if package has upgrades</text:span></text:p>
      <text:p text:style-name="P55"><text:span text:style-name="T56"> <text:s/></text:span><text:span text:style-name="T57">if</text:span><text:span text:style-name="T58"><text:s/>! apt list --installed 2&gt;/dev/null | grep -q<text:s/></text:span><text:span text:style-name="T59">"^</text:span><text:span text:style-name="T60">$package</text:span><text:span text:style-name="T61">/"</text:span><text:span text:style-name="T62">;<text:s/></text:span><text:span text:style-name="T63">then</text:span></text:p>
      <text:p text:style-name="P64"><text:span text:style-name="T65">   <text:s/></text:span><text:span text:style-name="T66"># not installed case</text:span></text:p>
      <text:p text:style-name="P67"><text:span text:style-name="T68">   <text:s/></text:span><text:span text:style-name="T69">echo</text:span><text:span text:style-name="T70"><text:s/></text:span><text:span text:style-name="T71">"$(date +'%Y-%m-%d %H:%M:%S'), Package<text:s/></text:span><text:span text:style-name="T72">$package</text:span><text:span text:style-name="T73"><text:s/>is not installed."</text:span></text:p>
      <text:p text:style-name="P74"><text:span text:style-name="T75"> <text:s/></text:span><text:span text:style-name="T76">else</text:span><text:span text:style-name="T77"><text:s/></text:span><text:span text:style-name="T78">if</text:span><text:span text:style-name="T79"><text:s/>! apt list --upgradable 2&gt;/dev/null | grep -q<text:s/></text:span><text:span text:style-name="T80">"^</text:span><text:span text:style-name="T81">$package</text:span><text:span text:style-name="T82">/"</text:span><text:span text:style-name="T83">;<text:s/></text:span><text:span text:style-name="T84">then</text:span></text:p>
      <text:p text:style-name="P85"><text:span text:style-name="T86">   <text:s/></text:span><text:span text:style-name="T87"># no upgrades case</text:span></text:p>
      <text:p text:style-name="P88"><text:span text:style-name="T89">   <text:s/></text:span><text:span text:style-name="T90">echo</text:span><text:span text:style-name="T91"><text:s/></text:span><text:span text:style-name="T92">"$(date +'%Y-%m-%d %H:%M:%S'), Package<text:s/></text:span><text:span text:style-name="T93">$package</text:span><text:span text:style-name="T94"><text:s/>has no upgrades."</text:span></text:p>
      <text:p text:style-name="P95"><text:span text:style-name="T96"> <text:s/></text:span><text:span text:style-name="T97">else</text:span></text:p>
      <text:p text:style-name="P98"><text:span text:style-name="T99">   <text:s/></text:span><text:span text:style-name="T100"># has upgrades case</text:span></text:p>
      <text:p text:style-name="P101"><text:span text:style-name="T102">    new_version=</text:span><text:span text:style-name="T103">$(apt list --upgradable<text:s/></text:span><text:span text:style-name="T104">2&gt;</text:span><text:span text:style-name="T105">/dev/null<text:s/></text:span><text:span text:style-name="T106">|</text:span><text:span text:style-name="T107"><text:s/>grep "\b</text:span><text:span text:style-name="T108">$package</text:span><text:span text:style-name="T109">/"<text:s/></text:span><text:span text:style-name="T110">|</text:span><text:span text:style-name="T111"><text:s/>cut -d' ' -f2<text:s/></text:span><text:span text:style-name="T112">|</text:span><text:span text:style-name="T113"><text:s/>cut -d'/' -f1)</text:span></text:p>
      <text:p text:style-name="P114"><text:span text:style-name="T115">   <text:s/></text:span><text:span text:style-name="T116">echo</text:span><text:span text:style-name="T117"><text:s/></text:span><text:span text:style-name="T118">"$(date '+%Y-%m-%d %H:%M:%S'),<text:s/></text:span><text:span text:style-name="T119">$package</text:span><text:span text:style-name="T120"><text:s/>upgradeable to version<text:s/></text:span><text:span text:style-name="T121">$new_version</text:span><text:span text:style-name="T122">"</text:span><text:span text:style-name="T123"><text:s/>| logger</text:span></text:p>
      <text:p text:style-name="P124"><text:span text:style-name="T125"> <text:s/></text:span><text:span text:style-name="T126">fi</text:span></text:p>
      <text:p text:style-name="P127"><text:span text:style-name="T128"> <text:s/></text:span><text:span text:style-name="T129">fi</text:span></text:p>
      <text:p text:style-name="P130"><text:span text:style-name="T131">done</text:span></text:p>
      <text:p text:style-name="P132"/>
      <text:p text:style-name="P133"/>
      <text:p text:style-name="P134">Se’ns demana utilitzar la comanda apt per detectar si hi ha actualitzacions disponibles per als paquets introduïts per paràmetre.</text:p>
      <text:p text:style-name="P135"><text:line-break/></text:p>
      <text:p text:style-name="P136"/>
      <text:p text:style-name="P137">Primerament s’ha decidit comprovar si l’usuari ens proporciona pramàmetres (paquets per buscar), en cas negatiu s’acaba l’execució.</text:p>
      <text:p text:style-name="P138">Després s’analitzen els pauets introduïts:</text:p>
      <text:list text:style-name="LFO1" text:continue-numbering="true">
        <text:list-item>
          <text:p text:style-name="P139">Al primer if es mira si el paquet no està instal·lat.</text:p>
        </text:list-item>
        <text:list-item>
          <text:p text:style-name="P140">Si està instal·lat es mira si te actualitzacions.</text:p>
        </text:list-item>
        <text:list-item>
          <text:p text:style-name="P141">De tenir actualitzacions es notifica la data, versió i nom del paquet al logger.</text:p>
        </text:list-item>
      </text:list>
      <text:p text:style-name="P142">Una de les formes de comprovar el logger a posteriori seria amb la comanda:</text:p>
      <text:p text:style-name="P143">cat /var/log/syslog</text:p>
      <text:p text:style-name="Standard"/>
      <text:p text:style-name="Standard">Avaluació:</text:p>
      <text:p text:style-name="Standard"><text:tab/></text:p>
      <text:p text:style-name="Standard"><text:tab/>alances.sh – 10, compleix el que es demana.</text:p>
      <text:p text:style-name="Standard"><text:tab/>actualitzat.sh – 8, compleix el demanat, segurament es pot millor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jaVu San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Àngel Gascón Múria</meta:initial-creator>
    <dc:creator>Àngel Gascón Múria</dc:creator>
    <meta:creation-date>2023-02-15T23:58:00Z</meta:creation-date>
    <dc:date>2023-02-17T15:47:00Z</dc:date>
    <meta:print-date>2023-02-17T15:46:00Z</meta:print-date>
    <meta:template xlink:href="Normal.dotm" xlink:type="simple"/>
    <meta:editing-cycles>10</meta:editing-cycles>
    <meta:editing-duration>PT1620S</meta:editing-duration>
    <meta:document-statistic meta:page-count="2" meta:paragraph-count="4" meta:word-count="321" meta:character-count="2085" meta:row-count="14" meta:non-whitespace-character-count="1768"/>
  </office:meta>
</office:document-meta>
</file>